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line-height="115%" fo:break-before="auto" fo:break-after="auto" style:writing-mode="lr-tb"/>
    </style:style>
    <style:style style:name="P2" style:family="paragraph" style:parent-style-name="Standard">
      <style:paragraph-properties fo:line-height="115%" fo:break-before="auto" fo:break-after="auto" style:writing-mode="lr-tb"/>
      <style:text-properties fo:color="#4a86e8"/>
    </style:style>
    <style:style style:name="P3" style:family="paragraph" style:parent-style-name="Standard" style:master-page-name="Standard">
      <style:paragraph-properties fo:line-height="115%" style:page-number="auto" fo:break-before="auto" fo:break-after="auto" style:writing-mode="lr-tb"/>
    </style:style>
    <style:style style:name="P4" style:family="paragraph" style:parent-style-name="Standard">
      <style:paragraph-properties fo:line-height="115%" fo:break-before="auto" fo:break-after="auto" style:writing-mode="lr-tb"/>
      <style:text-properties fo:color="#4a86e8"/>
    </style:style>
    <style:style style:name="T1" style:family="text">
      <style:text-properties fo:color="#4a86e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1"><text:span text:style-name="T1">"</text:span><text:span text:style-name="T1">ghci</text:span><text:span text:style-name="T1">&gt; " </text:span><text:span text:style-name="T1">getNextVertex</text:span><text:span text:style-name="T1"> [(1,</text:span><text:span text:style-name="T1">False</text:span><text:span text:style-name="T1">),(2,</text:span><text:span text:style-name="T1">False</text:span><text:span text:style-name="T1">),(3,</text:span><text:span text:style-name="T1">False</text:span><text:span text:style-name="T1">),(4,</text:span><text:span text:style-name="T1">False</text:span><text:span text:style-name="T1">),(5,</text:span><text:span text:style-name="T1">False</text:span><text:span text:style-name="T1">)] [(1,0),(2,1000),(3,1000),(4,1000),(5,1000)]</text:span></text:p>
      <text:p text:style-name="P2">1</text:p>
      <text:p text:style-name="P1"/>
      <text:p text:style-name="P1"><text:span text:style-name="T1">"</text:span><text:span text:style-name="T1">ghci</text:span><text:span text:style-name="T1">&gt; " </text:span><text:span text:style-name="T1">getOutcomingVertices</text:span><text:span text:style-name="T1"> [(1,[2,3,4,5]),(2,[]),(3,[5]),(4,[2,3]),(5,[1,3,4])] 1</text:span></text:p>
      <text:p text:style-name="P2">[2,3,4,5]</text:p>
      <text:p text:style-name="P2"/>
      <text:p text:style-name="P1"><text:span text:style-name="T1">&gt;</text:span><text:span text:style-name="T1">getEdgeWeight</text:span><text:span text:style-name="T1"> [("3-5",10), ("5-1",10), ("5-3",10), ("1-5",10), ("1-4",50), ("1-3",30), ("1-2",10), =&gt; ("5-4",30), ("4-2",40), ("4-3",20)] 5 1</text:span></text:p>
      <text:p text:style-name="P2">10.0</text:p>
      <text:p text:style-name="P2"/>
      <text:p text:style-name="P1"><text:span text:style-name="T1">&gt;</text:span><text:span text:style-name="T1">getVertexDistance</text:span><text:span text:style-name="T1"> [(1,0),(2,1000),(3,1000),(4,1000),(5,1000)] 3</text:span></text:p>
      <text:p text:style-name="P2">=&gt;1000.0</text:p>
      <text:p text:style-name="P2"/>
      <text:p text:style-name="P1"><text:span text:style-name="T1">&gt;</text:span><text:span text:style-name="T1">edgeHasWeight</text:span><text:span text:style-name="T1"> [("3-5",10), ("5-1",10), ("5-3",10), ("1-5",10), ("1-4",50), ("1-3",30), ("1-2",10), ("5-4",30), ("4-2",40), ("4-3",20)] 20 1</text:span></text:p>
      <text:p text:style-name="P1"><text:span text:style-name="T1">=&gt;</text:span><text:span text:style-name="T1">False</text:span></text:p>
      <text:p text:style-name="P2"/>
      <text:p text:style-name="P1"><text:span text:style-name="T1">&gt; </text:span><text:span text:style-name="T1">getNextDistance</text:span><text:span text:style-name="T1"> [(1,0),(2,1000),(3,1000),(4,1000),(5,1000)] [("3-5",10), ("5-1",10), ("5-3",10), ("1-5",10), ("1-4",50), ("1-3",30), ("1-2",10), ("5-4",30), ("4-2",40), ("4-3",20)] 1 2</text:span></text:p>
      <text:p text:style-name="P2">=&gt;10.0</text:p>
      <text:p text:style-name="P2"/>
      <text:p text:style-name="P1"><text:span text:style-name="T1">&gt;</text:span><text:span text:style-name="T1">getNextDistances</text:span><text:span text:style-name="T1"> [(1,0),(2,1000),(3,1000),(4,1000),(5,1000)] [("3-5",10), ("5-1",10), ("5-3",10), ("1-5",10), ("1-4",50), ("1-3",30), ("1-2",10), ("5-4",30), ("4-2",40), ("4-3",20)] 1 [(1,[2,3,4,5]),(2,[]),(3,[5]),(4,[2,3]),(5,[1,3,4])]</text:span></text:p>
      <text:p text:style-name="P2">=&gt;[(2,10.0),(3,30.0),(4,50.0),(5,10.0)]</text:p>
      <text:p text:style-name="P2"/>
      <text:p text:style-name="P1"><text:span text:style-name="T1">&gt;</text:span><text:span text:style-name="T1">isChangedDistance</text:span><text:span text:style-name="T1"> 2 10.0 [(1,0),(2,1000),(3,1000),(4,1000),(5,1000)]</text:span></text:p>
      <text:p text:style-name="P1"><text:span text:style-name="T1">=&gt;</text:span><text:span text:style-name="T1">True</text:span></text:p>
      <text:p text:style-name="P2"/>
      <text:p text:style-name="P1"><text:span text:style-name="T1">&gt; </text:span><text:span text:style-name="T1">let</text:span><text:span text:style-name="T1"> </text:span><text:span text:style-name="T1">xs</text:span><text:span text:style-name="T1"> = [(2,10.0),(3,30.0),(4,50.0),(5,10.0)]</text:span></text:p>
      <text:p text:style-name="P1"><text:span text:style-name="T1">&gt;</text:span><text:span text:style-name="T1">let</text:span><text:span text:style-name="T1"> </text:span><text:span text:style-name="T1">ys</text:span><text:span text:style-name="T1"> = [(1,0.0),(2,1000.0),(3,1000.0),(4,1000.0),(5,1000.0)]</text:span></text:p>
      <text:p text:style-name="P1"><text:span text:style-name="T1">&gt;</text:span><text:span text:style-name="T1">getVerticesWithChangedDistance</text:span><text:span text:style-name="T1"> </text:span><text:span text:style-name="T1">xs</text:span><text:span text:style-name="T1"> </text:span><text:span text:style-name="T1">ys</text:span></text:p>
      <text:p text:style-name="P2">=&gt;[2,3,4,5]</text:p>
      <text:p text:style-name="P2"/>
      <text:p text:style-name="P1"><text:span text:style-name="T1">&gt; <text:s text:c="2"/></text:span><text:span text:style-name="T1">getUpdatedParents</text:span><text:span text:style-name="T1"> [(1,1),(2,1),(3,1),(4,1),(5,1)] [2,3,4] 5</text:span></text:p>
      <text:p text:style-name="P2">=&gt; [(1,1),(2,5),(3,5),(4,5),(5,1)]</text:p>
      <text:p text:style-name="P1"/>
      <text:p text:style-name="P1"><text:span text:style-name="T1">&gt;</text:span><text:span text:style-name="T1">getNextDistances</text:span><text:span text:style-name="T1"> [(1,0),(2,1000),(3,1000),(4,1000),(5,1000)] [("3-5",10), ("5-1",10), ("5-3",10), ("1-5",10), ("1-4",50), ("1-3",30), ("1-2",10), ("5-4",30), ("4-2",40), ("4-3",20)] 1 [(1,[2,3,4,5]),(2,[]),(3,[5]),(4,[2,3]),(5,[1,3,4])]</text:span></text:p>
      <text:p text:style-name="P2">=&gt;[(1,0.0),(2,10.0),(3,30.0),(4,50.0),(5,10.0)]</text:p>
      <text:p text:style-name="P2"/>
      <text:p text:style-name="P1"/>
      <text:p text:style-name="P1"><text:span text:style-name="T1">&gt; <text:s text:c="2"/></text:span><text:span text:style-name="T1">data</text:span><text:span text:style-name="T1"> </text:span><text:span text:style-name="T1">ShortestRoutes</text:span><text:span text:style-name="T1"> = </text:span><text:span text:style-name="T1">ShortestRoutes</text:span><text:span text:style-name="T1"> [(</text:span><text:span text:style-name="T1">Integer</text:span><text:span text:style-name="T1">, </text:span><text:span text:style-name="T1">Integer</text:span><text:span text:style-name="T1">)] [(</text:span><text:span text:style-name="T1">Integer</text:span><text:span text:style-name="T1">, </text:span><text:span text:style-name="T1">Double</text:span><text:span text:style-name="T1">)] </text:span><text:span text:style-name="T1">deriving</text:span><text:span text:style-name="T1"> (</text:span><text:span text:style-name="T1">Show</text:span><text:span text:style-name="T1">)</text:span></text:p>
      <text:p text:style-name="P1"><text:soft-page-break/><text:span text:style-name="T1">&gt; <text:s text:c="2"/></text:span><text:span text:style-name="T1">let</text:span><text:span text:style-name="T1"> </text:span><text:span text:style-name="T1">shr</text:span><text:span text:style-name="T1"> = </text:span><text:span text:style-name="T1">ShortestRoutes</text:span><text:span text:style-name="T1"> [(1,1),(2,1)] [(1,23.0), (2,34.0)]</text:span></text:p>
      <text:p text:style-name="P1"><text:span text:style-name="T1">&gt; <text:s text:c="2"/></text:span><text:span text:style-name="T1">shr</text:span></text:p>
      <text:p text:style-name="P1"><text:span text:style-name="T1">=&gt; </text:span><text:span text:style-name="T1">ShortestRoutes</text:span><text:span text:style-name="T1"> [(1,1),(2,1)] [(1,23.0),(2,34.0)]</text:span></text:p>
      <text:p text:style-name="P1"/>
      <text:p text:style-name="P1"><text:span text:style-name="T1">&gt;</text:span><text:span text:style-name="T1">getUpdatedDistancesParents</text:span><text:span text:style-name="T1"> <text:s/>[(1,0),(2,1000),(3,1000),(4,1000),(5,1000)] [("3-5",10), ("5-1",10), ("5-3",10), ("1-5",10), ("1-4",50), ("1-3",30), ("1-2",10), ("5-4",30), ("4-2",40), ("4-3",20)] [(1,[2,3,4,5]),(2,[]),(3,[5]),(4,[2,3]),(5,[1,3,4])] [(1,1),(2,1),(3,1),(4,1),(5,1)] 1</text:span></text:p>
      <text:p text:style-name="P1"><text:span text:style-name="T1">=&gt;</text:span><text:span text:style-name="T1">DistancesParents</text:span><text:span text:style-name="T1"> [(1,0.0),(2,10.0),(3,30.0),(4,50.0),(5,10.0)] [(1,1),(2,1),(3,1),(4,1),(5,1)]</text:span></text:p>
      <text:p text:style-name="P2"/>
      <text:p text:style-name="P1"><text:span text:style-name="T1">&gt;</text:span><text:span text:style-name="T1">getUpdatedVisited</text:span><text:span text:style-name="T1"> [(1,</text:span><text:span text:style-name="T1">False</text:span><text:span text:style-name="T1">), (2,</text:span><text:span text:style-name="T1">False</text:span><text:span text:style-name="T1">), (3,</text:span><text:span text:style-name="T1">False</text:span><text:span text:style-name="T1">)] 2</text:span></text:p>
      <text:p text:style-name="P1"><text:span text:style-name="T1">=&gt;[(1,</text:span><text:span text:style-name="T1">False</text:span><text:span text:style-name="T1">),(2,</text:span><text:span text:style-name="T1">True</text:span><text:span text:style-name="T1">),(3,</text:span><text:span text:style-name="T1">False</text:span><text:span text:style-name="T1">)]</text:span></text:p>
      <text:p text:style-name="P2"/>
      <text:p text:style-name="P1"><text:span text:style-name="T1">&gt;</text:span><text:span text:style-name="T1">let</text:span><text:span text:style-name="T1"> </text:span><text:span text:style-name="T1">xs</text:span><text:span text:style-name="T1"> = </text:span><text:span text:style-name="T1">DistancesParents</text:span><text:span text:style-name="T1"> [(1,0.0),(2,10.0),(3,30.0),(4,50.0),(5,10.0)] [(1,1),(2,1),(3,1),(4,1),(5,1)]</text:span></text:p>
      <text:p text:style-name="P1"><text:span text:style-name="T1">&gt; </text:span><text:span text:style-name="T1">tellDistances</text:span><text:span text:style-name="T1"> </text:span><text:span text:style-name="T1">xs</text:span></text:p>
      <text:p text:style-name="P2">=&gt;[(1,0.0),(2,10.0),(3,30.0),(4,50.0),(5,10.0)]</text:p>
      <text:p text:style-name="P2"/>
      <text:p text:style-name="P1"><text:span text:style-name="T1">&gt;</text:span><text:span text:style-name="T1">tellParents</text:span><text:span text:style-name="T1"> </text:span><text:span text:style-name="T1">xs</text:span></text:p>
      <text:p text:style-name="P2">=&gt;[(1,1),(2,1),(3,1),(4,1),(5,1)]</text:p>
      <text:p text:style-name="P2"/>
      <text:p text:style-name="P1"><text:span text:style-name="T1">&gt; </text:span><text:span text:style-name="T1">getUpdatedDistancesParentsVisitedNext</text:span><text:span text:style-name="T1"> <text:s/>[(1,0),(2,1000),(3,1000),(4,1000),(5,1000)] [("3-5",10), ("5-1",10), ("5-3",10), ("1-5",10), ("1-4",50), ("1-3",30), ("1-2",10), ("5-4",30), ("4-2",40), ("4-3",20)] [(1,[2,3,4,5]),(2,[]),(3,[5]),(4,[2,3]),(5,[1,3,4])] [(1,</text:span><text:span text:style-name="T1">False</text:span><text:span text:style-name="T1">),(2,</text:span><text:span text:style-name="T1">False</text:span><text:span text:style-name="T1">),(3,</text:span><text:span text:style-name="T1">False</text:span><text:span text:style-name="T1">),(4,</text:span><text:span text:style-name="T1">False</text:span><text:span text:style-name="T1">),(5,</text:span><text:span text:style-name="T1">False</text:span><text:span text:style-name="T1">)] [(1,1),(2,1),(3,1),(4,1),(5,1)]</text:span></text:p>
      <text:p text:style-name="P2"/>
      <text:p text:style-name="P1"><text:span text:style-name="T1">=&gt;</text:span><text:span text:style-name="T1">DistancesParentsVisitedNext</text:span><text:span text:style-name="T1"> [(1,0.0),(2,10.0),(3,30.0),(4,50.0),(5,10.0)] [(1,1),(2,1),(3,1),(4,1),(5,1)] [(1,</text:span><text:span text:style-name="T1">True</text:span><text:span text:style-name="T1">),(2,</text:span><text:span text:style-name="T1">False</text:span><text:span text:style-name="T1">),(3,</text:span><text:span text:style-name="T1">False</text:span><text:span text:style-name="T1">),(4,</text:span><text:span text:style-name="T1">False</text:span><text:span text:style-name="T1">),(5,</text:span><text:span text:style-name="T1">False</text:span><text:span text:style-name="T1">)] 1</text:span></text:p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cm" fo:margin-right="0cm" fo:margin-top="0cm" fo:margin-bottom="0cm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Standard" style:class="text">
      <style:paragraph-properties fo:margin-top="0.353cm" fo:margin-bottom="0cm" fo:line-height="115%" fo:break-before="auto" fo:break-after="auto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 style:class="text">
      <style:paragraph-properties fo:margin-top="0.353cm" fo:margin-bottom="0cm" fo:line-height="115%" fo:break-before="auto" fo:break-after="auto" style:writing-mode="lr-tb"/>
      <style:text-properties style:font-name="Trebuchet MS" fo:font-size="13pt" fo:font-weight="bold" style:font-name-asian="Trebuchet MS" style:font-size-asian="13pt" style:font-weight-asian="bold" style:font-name-complex="Trebuchet MS" style:font-size-complex="13pt" style:font-weight-complex="bold"/>
    </style:style>
    <style:style style:name="Heading_20_3" style:display-name="Heading 3" style:family="paragraph" style:parent-style-name="Standard" style:class="text">
      <style:paragraph-properties fo:margin-top="0.282cm" fo:margin-bottom="0cm" fo:line-height="115%" fo:break-before="auto" fo:break-after="auto" style:writing-mode="lr-tb"/>
      <style:text-properties fo:color="#666666" style:font-name="Trebuchet MS" fo:font-size="12pt" fo:font-weight="bold" style:font-name-asian="Trebuchet MS" style:font-size-asian="12pt" style:font-weight-asian="bold" style:font-name-complex="Trebuchet MS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282cm" fo:margin-bottom="0cm" fo:line-height="115%" fo:break-before="auto" fo:break-after="auto" style:writing-mode="lr-tb"/>
      <style:text-properties fo:color="#666666" style:font-name="Trebuchet MS" fo:font-size="11pt" style:text-underline-style="solid" style:text-underline-width="auto" style:text-underline-color="font-color" style:font-name-asian="Trebuchet MS" style:font-size-asian="11pt" style:font-name-complex="Trebuchet MS" style:font-size-complex="11pt"/>
    </style:style>
    <style:style style:name="Heading_20_5" style:display-name="Heading 5" style:family="paragraph" style:parent-style-name="Standard" style:class="text">
      <style:paragraph-properties fo:margin-top="0.282cm" fo:margin-bottom="0cm" fo:line-height="115%" fo:break-before="auto" fo:break-after="auto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 style:class="text">
      <style:paragraph-properties fo:margin-top="0.282cm" fo:margin-bottom="0cm" fo:line-height="115%" fo:break-before="auto" fo:break-after="auto" style:writing-mode="lr-tb"/>
      <style:text-properties fo:color="#666666" style:font-name="Trebuchet MS" fo:font-size="11pt" fo:font-style="italic" style:font-name-asian="Trebuchet MS" style:font-size-asian="11pt" style:font-style-asian="italic" style:font-name-complex="Trebuchet MS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cm" fo:margin-bottom="0cm" fo:line-height="115%" fo:break-before="auto" fo:break-after="auto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 style:class="chapter">
      <style:paragraph-properties fo:margin-top="0cm" fo:margin-bottom="0.353cm" fo:line-height="115%" fo:break-before="auto" fo:break-after="auto" style:writing-mode="lr-tb"/>
      <style:text-properties fo:color="#666666" style:font-name="Trebuchet MS" fo:font-size="13pt" fo:font-style="italic" style:font-name-asian="Trebuchet MS" style:font-size-asian="13pt" style:font-style-asian="italic" style:font-name-complex="Trebuchet MS" style:font-size-complex="13pt" style:font-style-complex="italic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.54cm" fo:margin-top="2.54cm" fo:margin-bottom="2.54cm" fo:margin-left="2.54cm" fo:margin-right="2.54cm" fo:border="none" fo:padding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dc:title/>
    <meta:initial-creator/>
    <dc:creator/>
    <meta:editing-cycles>1</meta:editing-cycles>
    <meta:document-statistic meta:table-count="0" meta:image-count="0" meta:object-count="0" meta:page-count="2" meta:paragraph-count="39" meta:word-count="199" meta:character-count="3059" meta:non-whitespace-character-count="2889"/>
  </office:meta>
</office:document-meta>
</file>